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95cm" fo:min-width="19.07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79cm" fo:min-width="0.4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112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667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P1" style:family="paragraph">
      <style:paragraph-properties fo:margin-left="0cm" fo:margin-right="0cm" fo:margin-top="0.051cm" fo:margin-bottom="0cm" fo:text-indent="0cm"/>
    </style:style>
    <style:style style:name="P2" style:family="paragraph">
      <style:paragraph-properties fo:margin-left="0cm" fo:margin-right="0cm" fo:margin-top="0.051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Liberation Mono" fo:font-size="11pt"/>
    </style:style>
    <style:style style:name="P5" style:family="paragraph">
      <style:paragraph-properties fo:text-align="center" style:writing-mode="lr-tb"/>
      <style:text-properties style:font-name="Liberation Mono" fo:font-size="11pt"/>
    </style:style>
    <style:style style:name="P6" style:family="paragraph">
      <style:paragraph-properties fo:text-align="center"/>
      <style:text-properties style:font-name="Liberation Mono" fo:font-size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Mono" fo:font-size="10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Mono" fo:font-size="11pt"/>
    </style:style>
    <style:style style:name="P9" style:family="paragraph">
      <loext:graphic-properties draw:fill="none"/>
    </style:style>
    <style:style style:name="P10" style:family="paragraph">
      <style:paragraph-properties fo:text-align="center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1" style:family="paragraph">
      <loext:graphic-properties draw:fill-color="#ffffff"/>
      <style:paragraph-properties fo:text-align="center" style:writing-mode="lr-tb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0pt" style:font-size-complex="10pt"/>
    </style:style>
    <style:style style:name="T3" style:family="text">
      <style:text-properties fo:font-size="6pt" fo:font-weight="bold" style:font-weight-asian="bold" style:font-weight-complex="bold"/>
    </style:style>
    <style:style style:name="T4" style:family="text">
      <style:text-properties fo:font-size="6pt" style:font-size-asian="10pt" style:font-size-complex="10pt"/>
    </style:style>
    <style:style style:name="T5" style:family="text">
      <style:text-properties fo:font-size="14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1pt"/>
    </style:style>
    <style:style style:name="T7" style:family="text"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T8" style:family="text">
      <style:text-properties style:font-name="Liberation Mono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4.974cm" svg:height="17.872cm" svg:x="1.108cm" svg:y="1.473cm">
          <draw:text-box>
            <text:p><text:span text:style-name="T1">Sorting</text:span></text:p>
            <text:p text:style-name="P1"><text:span text:style-name="T2">- Sorting is the process of arranging data in a specific order (ascending or descending) </text:span></text:p>
            <text:p text:style-name="P1"><text:span text:style-name="T2">- Sorting is fundamental for optimizing the efficiency of other algorithms (search)</text:span></text:p>
            <text:p><text:span text:style-name="T3"/></text:p>
            <text:p><text:span text:style-name="T1">Common Sorting Algorithms</text:span></text:p>
            <text:p text:style-name="P2"><text:span text:style-name="T4"/></text:p>
            <text:p text:style-name="P2"><text:span text:style-name="T2">- </text:span><text:span text:style-name="T5">Bubble</text:span></text:p>
            <text:p text:style-name="P2"><text:span text:style-name="T2"><text:s text:c="2"/></text:span><text:span text:style-name="T2">- Repeatedly steps thought the data, comparing adjacent elements, and swap them </text:span></text:p>
            <text:p text:style-name="P2"><text:span text:style-name="T2"><text:s text:c="4"/></text:span><text:span text:style-name="T2">if they are in the wrong order</text:span></text:p>
            <text:p text:style-name="P2"><text:span text:style-name="T4"/></text:p>
            <text:p text:style-name="P2"><text:span text:style-name="T2">- </text:span><text:span text:style-name="T5">Selection</text:span></text:p>
            <text:p text:style-name="P2"><text:span text:style-name="T2"><text:s text:c="2"/></text:span><text:span text:style-name="T2">- Divide the data in two parts: sorted and unsorted</text:span></text:p>
            <text:p text:style-name="P2"><text:span text:style-name="T2"><text:s text:c="2"/></text:span><text:span text:style-name="T2">- Repeatedly selects the smallest (or largest) element from the unsorted part and</text:span></text:p>
            <text:p text:style-name="P2"><text:span text:style-name="T2"><text:s text:c="4"/></text:span><text:span text:style-name="T2">Move to the sorted part</text:span></text:p>
            <text:p text:style-name="P2"><text:span text:style-name="T4"/></text:p>
            <text:p text:style-name="P2"><text:span text:style-name="T2">- </text:span><text:span text:style-name="T5">Insertion</text:span></text:p>
            <text:p text:style-name="P2"><text:span text:style-name="T2"><text:s text:c="2"/></text:span><text:span text:style-name="T2">- Repeatedly find the correct position for new elements, moving the existing elements</text:span></text:p>
            <text:p text:style-name="P2"><text:span text:style-name="T2"><text:s text:c="4"/></text:span><text:span text:style-name="T2">To open space for new elements</text:span></text:p>
            <text:p text:style-name="P2"><text:span text:style-name="T4"/></text:p>
            <text:p text:style-name="P2"><text:span text:style-name="T2">- </text:span><text:span text:style-name="T5">Quick</text:span><text:span text:style-name="T2"> (Divide and conquer</text:span></text:p>
            <text:p text:style-name="P2"><text:span text:style-name="T2"><text:s text:c="2"/></text:span><text:span text:style-name="T2">- Picks a pivot element, partitions the data around the pivot, and recursively sort the</text:span></text:p>
            <text:p text:style-name="P2"><text:span text:style-name="T2"><text:s text:c="4"/></text:span><text:span text:style-name="T2">partitions</text:span></text:p>
            <text:p text:style-name="P2"><text:span text:style-name="T4"/></text:p>
            <text:p text:style-name="P2"><text:span text:style-name="T2">- </text:span><text:span text:style-name="T5">Merge</text:span><text:span text:style-name="T2"> (divide and conquer)</text:span></text:p>
            <text:p text:style-name="P2"><text:span text:style-name="T2"><text:s text:c="2"/></text:span><text:span text:style-name="T2">- Recursively, divides the data in two halves, sort each half and then merge the</text:span></text:p>
            <text:p text:style-name="P2"><text:span text:style-name="T2"><text:s text:c="4"/></text:span><text:span text:style-name="T2">sorted halves</text:span></text:p>
            <text:p text:style-name="P2"><text:span text:style-name="T4"/></text:p>
            <text:p text:style-name="P2"><text:span text:style-name="T2">- </text:span><text:span text:style-name="T5">Heap</text:span></text:p>
            <text:p text:style-name="P2"><text:span text:style-name="T2"><text:s text:c="2"/></text:span><text:span text:style-name="T2">- Utilizes a binary heap data structure</text:span></text:p>
            <text:p text:style-name="P2"><text:span text:style-name="T2"><text:s text:c="2"/></text:span><text:span text:style-name="T2">- Builds a max heap from the input data and then repeatedly extracts the max</text:span></text:p>
            <text:p text:style-name="P2"><text:span text:style-name="T2"><text:s text:c="4"/></text:span><text:span text:style-name="T2">Element from the heap and add to the end of the data.</text:span></text:p>
            <text:p text:style-name="P2"><text:span text:style-name="T4"/></text:p>
            <text:p text:style-name="P2"><text:span text:style-name="T5">- Is possible to sort in O(N)?</text:span></text:p>
          </draw:text-box>
        </draw:frame>
      </draw:page>
      <draw:page draw:name="page2" draw:style-name="dp1" draw:master-page-name="Default">
        <draw:custom-shape draw:style-name="gr2" draw:text-style-name="P5" draw:layer="layout" svg:width="0.97cm" svg:height="0.999cm" svg:x="25.465cm" svg:y="6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5.475cm" svg:y="5.432cm">
          <text:p text:style-name="P6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3.542cm" svg:y="5.432cm">
          <text:p text:style-name="P6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0.678cm" svg:y="5.432cm">
          <text:p text:style-name="P6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8.755cm" svg:y="5.432cm">
          <text:p text:style-name="P6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6.868cm" svg:y="5.432cm">
          <text:p text:style-name="P6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4.017cm" svg:y="5.432cm">
          <text:p text:style-name="P6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3.058cm" svg:y="5.432cm">
          <text:p text:style-name="P6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0.189cm" svg:y="5.432cm">
          <text:p text:style-name="P6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7.296cm" svg:y="5.432cm">
          <text:p text:style-name="P6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5.409cm" svg:y="5.432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.523cm" svg:y="5.432cm">
          <text:p text:style-name="P6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7cm" svg:height="0.962cm" svg:x="1.061cm" svg:y="1cm">
          <draw:text-box>
            <text:p>Bubble Sort</text:p>
          </draw:text-box>
        </draw:frame>
        <draw:frame draw:style-name="gr6" draw:text-style-name="P9" draw:layer="layout" svg:width="25.4cm" svg:height="1.362cm" svg:x="1.317cm" svg:y="2.27cm">
          <draw:text-box>
            <text:p><text:span text:style-name="T2">- Repeatedly steps thought the data, comparing adjacent elements, and swap them if they are in the wrong order</text:span></text:p>
          </draw:text-box>
        </draw:frame>
      </draw:page>
      <draw:page draw:name="page3" draw:style-name="dp1" draw:master-page-name="Default">
        <draw:custom-shape draw:style-name="gr2" draw:text-style-name="P5" draw:layer="layout" svg:width="0.97cm" svg:height="0.999cm" svg:x="25.465cm" svg:y="6.7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7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7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7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7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7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7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7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7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7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7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7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7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7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7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7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7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7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97cm" svg:height="0.52cm" svg:x="25.475cm" svg:y="6.132cm">
          <text:p text:style-name="P10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1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7cm" svg:height="0.52cm" svg:x="23.542cm" svg:y="6.132cm">
          <text:p text:style-name="P10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1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1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0.97cm" svg:height="0.52cm" svg:x="20.678cm" svg:y="6.132cm">
          <text:p text:style-name="P10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1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0.97cm" svg:height="0.52cm" svg:x="18.755cm" svg:y="6.132cm">
          <text:p text:style-name="P10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1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7cm" svg:height="0.52cm" svg:x="16.868cm" svg:y="6.132cm">
          <text:p text:style-name="P10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1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1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97cm" svg:height="0.52cm" svg:x="14.017cm" svg:y="6.132cm">
          <text:p text:style-name="P10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97cm" svg:height="0.52cm" svg:x="13.058cm" svg:y="6.132cm">
          <text:p text:style-name="P10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1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1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97cm" svg:height="0.52cm" svg:x="10.189cm" svg:y="6.132cm">
          <text:p text:style-name="P10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1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1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0.97cm" svg:height="0.52cm" svg:x="7.296cm" svg:y="6.132cm">
          <text:p text:style-name="P10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1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0.97cm" svg:height="0.52cm" svg:x="5.409cm" svg:y="6.132cm">
          <text:p text:style-name="P10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1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1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97cm" svg:height="0.52cm" svg:x="2.523cm" svg:y="6.132cm">
          <text:p text:style-name="P10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1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4.452cm" svg:height="0.962cm" svg:x="1.061cm" svg:y="1cm">
          <draw:text-box>
            <text:p>Selection Sort</text:p>
          </draw:text-box>
        </draw:frame>
        <draw:frame draw:style-name="gr19" draw:text-style-name="P9" draw:layer="layout" svg:width="25.717cm" svg:height="1.917cm" svg:x="1cm" svg:y="1.94cm">
          <draw:text-box>
            <text:p><text:span text:style-name="T2">- Divide the data in two parts: sorted and unsorted</text:span></text:p>
            <text:p><text:span text:style-name="T2">- Repeatedly selects the smallest (or largest) element from the unsorted part and move to the sorted part</text:span></text:p>
          </draw:text-box>
        </draw:frame>
      </draw:page>
      <draw:page draw:name="page4" draw:style-name="dp1" draw:master-page-name="Default">
        <draw:custom-shape draw:style-name="gr2" draw:text-style-name="P5" draw:layer="layout" svg:width="0.97cm" svg:height="0.999cm" svg:x="25.465cm" svg:y="5.5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5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5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5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5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5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5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5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5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5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5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5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5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5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5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5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5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5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5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5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5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5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5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5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5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5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0.97cm" svg:height="0.52cm" svg:x="25.475cm" svg:y="4.932cm">
          <text:p text:style-name="P10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4.9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0.97cm" svg:height="0.52cm" svg:x="23.542cm" svg:y="4.932cm">
          <text:p text:style-name="P10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4.9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4.9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0.97cm" svg:height="0.52cm" svg:x="20.678cm" svg:y="4.932cm">
          <text:p text:style-name="P10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4.9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97cm" svg:height="0.52cm" svg:x="18.755cm" svg:y="4.932cm">
          <text:p text:style-name="P10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4.9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97cm" svg:height="0.52cm" svg:x="16.868cm" svg:y="4.932cm">
          <text:p text:style-name="P10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4.9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4.9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0.97cm" svg:height="0.52cm" svg:x="14.017cm" svg:y="4.932cm">
          <text:p text:style-name="P10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0.97cm" svg:height="0.52cm" svg:x="13.058cm" svg:y="4.932cm">
          <text:p text:style-name="P10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4.9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4.9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0.97cm" svg:height="0.52cm" svg:x="10.189cm" svg:y="4.932cm">
          <text:p text:style-name="P10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4.9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4.9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0.97cm" svg:height="0.52cm" svg:x="7.296cm" svg:y="4.932cm">
          <text:p text:style-name="P10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4.9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0.97cm" svg:height="0.52cm" svg:x="5.409cm" svg:y="4.932cm">
          <text:p text:style-name="P10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4.9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4.9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97cm" svg:height="0.52cm" svg:x="2.523cm" svg:y="4.932cm">
          <text:p text:style-name="P10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9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" draw:layer="layout" svg:width="4.278cm" svg:height="0.962cm" svg:x="1.061cm" svg:y="1cm">
          <draw:text-box>
            <text:p>Insertion Sort</text:p>
          </draw:text-box>
        </draw:frame>
        <draw:frame draw:style-name="gr6" draw:text-style-name="P9" draw:layer="layout" svg:width="25.717cm" svg:height="1.362cm" svg:x="1cm" svg:y="2.27cm">
          <draw:text-box>
            <text:p><text:span text:style-name="T2">- Repeatedly find the correct position for new elements, moving the existing elements o open space for new elements</text:span></text:p>
          </draw:text-box>
        </draw:frame>
      </draw:page>
      <draw:page draw:name="page5" draw:style-name="dp1" draw:master-page-name="Default">
        <draw:custom-shape draw:style-name="gr2" draw:text-style-name="P5" draw:layer="layout" svg:width="0.97cm" svg:height="0.999cm" svg:x="25.465cm" svg:y="6.1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1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1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1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1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1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1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1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1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1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1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1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1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1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1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1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1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1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0.97cm" svg:height="0.52cm" svg:x="25.475cm" svg:y="5.532cm">
          <text:p text:style-name="P10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5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1" draw:layer="layout" svg:width="0.97cm" svg:height="0.52cm" svg:x="23.542cm" svg:y="5.532cm">
          <text:p text:style-name="P10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5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5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1" draw:layer="layout" svg:width="0.97cm" svg:height="0.52cm" svg:x="20.678cm" svg:y="5.532cm">
          <text:p text:style-name="P10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5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0.97cm" svg:height="0.52cm" svg:x="18.755cm" svg:y="5.532cm">
          <text:p text:style-name="P10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5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1" draw:layer="layout" svg:width="0.97cm" svg:height="0.52cm" svg:x="16.868cm" svg:y="5.532cm">
          <text:p text:style-name="P10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5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5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0.97cm" svg:height="0.52cm" svg:x="14.017cm" svg:y="5.532cm">
          <text:p text:style-name="P10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1" draw:layer="layout" svg:width="0.97cm" svg:height="0.52cm" svg:x="13.058cm" svg:y="5.532cm">
          <text:p text:style-name="P10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5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5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draw:layer="layout" svg:width="0.97cm" svg:height="0.52cm" svg:x="10.189cm" svg:y="5.532cm">
          <text:p text:style-name="P10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5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5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0.97cm" svg:height="0.52cm" svg:x="7.296cm" svg:y="5.532cm">
          <text:p text:style-name="P10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5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1" draw:layer="layout" svg:width="0.97cm" svg:height="0.52cm" svg:x="5.409cm" svg:y="5.532cm">
          <text:p text:style-name="P10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5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5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0.97cm" svg:height="0.52cm" svg:x="2.523cm" svg:y="5.532cm">
          <text:p text:style-name="P10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5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3" draw:layer="layout" svg:width="3.465cm" svg:height="0.962cm" svg:x="1.061cm" svg:y="1cm">
          <draw:text-box>
            <text:p text:style-name="P12">Quick Sort</text:p>
          </draw:text-box>
        </draw:frame>
        <draw:frame draw:style-name="gr6" draw:text-style-name="P14" draw:layer="layout" svg:width="25.09cm" svg:height="1.362cm" svg:x="1.31cm" svg:y="1.952cm">
          <draw:text-box>
            <text:p text:style-name="P12"><text:span text:style-name="T2">- Picks a pivot element, partitions the data around the pivot, and recursively sort the partitions</text:span></text:p>
          </draw:text-box>
        </draw:frame>
      </draw:page>
      <draw:page draw:name="page6" draw:style-name="dp1" draw:master-page-name="Default">
        <draw:custom-shape draw:style-name="gr2" draw:text-style-name="P5" draw:layer="layout" svg:width="0.97cm" svg:height="0.999cm" svg:x="25.465cm" svg:y="5.9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9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9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9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9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9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9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9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9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9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9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9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9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9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9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9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9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9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0.97cm" svg:height="0.52cm" svg:x="25.475cm" svg:y="5.332cm">
          <text:p text:style-name="P10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3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1" draw:layer="layout" svg:width="0.97cm" svg:height="0.52cm" svg:x="23.542cm" svg:y="5.332cm">
          <text:p text:style-name="P10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3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3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0.97cm" svg:height="0.52cm" svg:x="20.678cm" svg:y="5.332cm">
          <text:p text:style-name="P10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3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7cm" svg:height="0.52cm" svg:x="18.755cm" svg:y="5.332cm">
          <text:p text:style-name="P10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3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0.97cm" svg:height="0.52cm" svg:x="16.868cm" svg:y="5.332cm">
          <text:p text:style-name="P10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3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3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0.97cm" svg:height="0.52cm" svg:x="14.017cm" svg:y="5.332cm">
          <text:p text:style-name="P10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layout" svg:width="0.97cm" svg:height="0.52cm" svg:x="13.058cm" svg:y="5.332cm">
          <text:p text:style-name="P10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3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3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layout" svg:width="0.97cm" svg:height="0.52cm" svg:x="10.189cm" svg:y="5.332cm">
          <text:p text:style-name="P10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3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3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1" draw:layer="layout" svg:width="0.97cm" svg:height="0.52cm" svg:x="7.296cm" svg:y="5.332cm">
          <text:p text:style-name="P10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3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1" draw:layer="layout" svg:width="0.97cm" svg:height="0.52cm" svg:x="5.409cm" svg:y="5.332cm">
          <text:p text:style-name="P10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3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3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layout" svg:width="0.97cm" svg:height="0.52cm" svg:x="2.523cm" svg:y="5.332cm">
          <text:p text:style-name="P10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3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3" draw:layer="layout" svg:width="3.639cm" svg:height="0.962cm" svg:x="1.061cm" svg:y="1cm">
          <draw:text-box>
            <text:p>Merge Sort</text:p>
          </draw:text-box>
        </draw:frame>
        <draw:frame draw:style-name="gr6" draw:text-style-name="P9" draw:layer="layout" svg:width="25.331cm" svg:height="1.362cm" svg:x="1.069cm" svg:y="1.952cm">
          <draw:text-box>
            <text:p><text:span text:style-name="T2">- Recursively, divides the data in two halves, sort each half and then merge the sorted halves</text:span></text:p>
          </draw:text-box>
        </draw:frame>
      </draw:page>
      <draw:page draw:name="page7" draw:style-name="dp1" draw:master-page-name="Default">
        <draw:custom-shape draw:style-name="gr2" draw:text-style-name="P5" draw:layer="layout" svg:width="0.97cm" svg:height="0.999cm" svg:x="25.465cm" svg:y="5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1" draw:layer="layout" svg:width="0.97cm" svg:height="0.52cm" svg:x="25.475cm" svg:y="4.432cm">
          <text:p text:style-name="P10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4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7cm" svg:height="0.52cm" svg:x="23.542cm" svg:y="4.432cm">
          <text:p text:style-name="P10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4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4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layout" svg:width="0.97cm" svg:height="0.52cm" svg:x="20.678cm" svg:y="4.432cm">
          <text:p text:style-name="P10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4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0.97cm" svg:height="0.52cm" svg:x="18.755cm" svg:y="4.432cm">
          <text:p text:style-name="P10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4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0.97cm" svg:height="0.52cm" svg:x="16.868cm" svg:y="4.432cm">
          <text:p text:style-name="P10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4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4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layout" svg:width="0.97cm" svg:height="0.52cm" svg:x="14.017cm" svg:y="4.432cm">
          <text:p text:style-name="P10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0.97cm" svg:height="0.52cm" svg:x="13.058cm" svg:y="4.432cm">
          <text:p text:style-name="P10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4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4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1" draw:layer="layout" svg:width="0.97cm" svg:height="0.52cm" svg:x="10.189cm" svg:y="4.432cm">
          <text:p text:style-name="P10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4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4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0.97cm" svg:height="0.52cm" svg:x="7.296cm" svg:y="4.432cm">
          <text:p text:style-name="P10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4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1" draw:layer="layout" svg:width="0.97cm" svg:height="0.52cm" svg:x="5.409cm" svg:y="4.432cm">
          <text:p text:style-name="P10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4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4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1" draw:layer="layout" svg:width="0.97cm" svg:height="0.52cm" svg:x="2.523cm" svg:y="4.432cm">
          <text:p text:style-name="P10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3" draw:layer="layout" svg:width="3.36cm" svg:height="0.962cm" svg:x="1.061cm" svg:y="1cm">
          <draw:text-box>
            <text:p>Heap Sort</text:p>
          </draw:text-box>
        </draw:frame>
        <draw:frame draw:style-name="gr19" draw:text-style-name="P9" draw:layer="layout" svg:width="17.706cm" svg:height="1.917cm" svg:x="1.074cm" svg:y="1.952cm">
          <draw:text-box>
            <text:p><text:span text:style-name="T2">- Utilizes a binary heap data structure</text:span></text:p>
            <text:p><text:span text:style-name="T2">- Builds a max heap from the input data and then repeatedly extracts the max</text:span></text:p>
            <text:p><text:span text:style-name="T2"><text:s text:c="2"/></text:span><text:span text:style-name="T2">Element from the heap and add to the end of the dat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39:44.987412900</meta:creation-date>
    <meta:generator>LibreOffice/24.2.5.2$Linux_X86_64 LibreOffice_project/420$Build-2</meta:generator>
    <dc:date>2024-07-28T21:19:44.376907124</dc:date>
    <meta:editing-duration>PT27M28S</meta:editing-duration>
    <meta:editing-cycles>7</meta:editing-cycles>
    <meta:document-statistic meta:object-count="325"/>
  </office:meta>
</office:document-meta>
</file>